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 Unicode" svg:font-family="'Lucida Sans Unicode'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410d52db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410d52db"/>
    </style:style>
    <style:style style:name="P7" style:family="paragraph" style:parent-style-name="Text_20_body">
      <style:paragraph-properties fo:text-align="end" style:justify-single-word="false"/>
      <style:text-properties officeooo:paragraph-rsid="2590605e"/>
    </style:style>
    <style:style style:name="P8" style:family="paragraph" style:parent-style-name="Text_20_body">
      <style:text-properties officeooo:paragraph-rsid="47979363"/>
    </style:style>
    <style:style style:name="P9" style:family="paragraph" style:parent-style-name="Text_20_body">
      <style:text-properties officeooo:rsid="47d72c9f" officeooo:paragraph-rsid="47d72c9f"/>
    </style:style>
    <style:style style:name="P10" style:family="paragraph" style:parent-style-name="Text_20_body">
      <style:text-properties officeooo:rsid="47d7a48c" officeooo:paragraph-rsid="47d7a48c"/>
    </style:style>
    <style:style style:name="P11" style:family="paragraph" style:parent-style-name="Text_20_body">
      <style:text-properties officeooo:rsid="47d987a1" officeooo:paragraph-rsid="47d987a1"/>
    </style:style>
    <style:style style:name="P12" style:family="paragraph" style:parent-style-name="Text_20_body">
      <style:text-properties officeooo:rsid="47d9f58e" officeooo:paragraph-rsid="47d9f58e"/>
    </style:style>
    <style:style style:name="P13" style:family="paragraph" style:parent-style-name="Text_20_body">
      <style:text-properties officeooo:rsid="47dc277a" officeooo:paragraph-rsid="47dc277a"/>
    </style:style>
    <style:style style:name="P14" style:family="paragraph" style:parent-style-name="Text_20_body">
      <style:text-properties officeooo:rsid="47e03e32" officeooo:paragraph-rsid="47e03e32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4540a" officeooo:paragraph-rsid="47d454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4c15c" officeooo:paragraph-rsid="47d4c15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57913" officeooo:paragraph-rsid="47d57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8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64c38" officeooo:paragraph-rsid="47d64c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9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6436b" officeooo:paragraph-rsid="47d643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0" style:family="paragraph" style:parent-style-name="Text_20_body">
      <style:text-properties officeooo:rsid="47e1ac2a" officeooo:paragraph-rsid="47e1ac2a"/>
    </style:style>
    <style:style style:name="P21" style:family="paragraph" style:parent-style-name="Text_20_body">
      <style:text-properties officeooo:rsid="47e2e9b3" officeooo:paragraph-rsid="47e2e9b3"/>
    </style:style>
    <style:style style:name="P22" style:family="paragraph" style:parent-style-name="Text_20_body">
      <style:text-properties officeooo:rsid="47e4e140" officeooo:paragraph-rsid="47e4e140"/>
    </style:style>
    <style:style style:name="P23" style:family="paragraph" style:parent-style-name="Text_20_body">
      <style:text-properties officeooo:paragraph-rsid="47e4e140"/>
    </style:style>
    <style:style style:name="P24" style:family="paragraph" style:parent-style-name="Text_20_body">
      <style:text-properties officeooo:paragraph-rsid="47d987a1"/>
    </style:style>
    <style:style style:name="P25" style:family="paragraph" style:parent-style-name="Text_20_body">
      <style:text-properties officeooo:rsid="47eda599" officeooo:paragraph-rsid="47e2e9b3"/>
    </style:style>
    <style:style style:name="P26" style:family="paragraph" style:parent-style-name="Text_20_body">
      <style:text-properties officeooo:rsid="47eea893" officeooo:paragraph-rsid="47eea893"/>
    </style:style>
    <style:style style:name="P27" style:family="paragraph" style:parent-style-name="Text_20_body">
      <style:text-properties officeooo:rsid="47f01811" officeooo:paragraph-rsid="47f01811"/>
    </style:style>
    <style:style style:name="P28" style:family="paragraph" style:parent-style-name="Text_20_body">
      <style:text-properties officeooo:rsid="47f35c8c" officeooo:paragraph-rsid="47f35c8c"/>
    </style:style>
    <style:style style:name="P29" style:family="paragraph" style:parent-style-name="Text_20_body">
      <style:text-properties officeooo:paragraph-rsid="47f610c4"/>
    </style:style>
    <style:style style:name="P30" style:family="paragraph" style:parent-style-name="Text_20_body">
      <style:text-properties officeooo:paragraph-rsid="47e779e6"/>
    </style:style>
    <style:style style:name="P31" style:family="paragraph" style:parent-style-name="Text_20_body">
      <style:text-properties officeooo:rsid="47f723b7" officeooo:paragraph-rsid="47f723b7"/>
    </style:style>
    <style:style style:name="P32" style:family="paragraph" style:parent-style-name="Text_20_body">
      <style:text-properties officeooo:rsid="48056660" officeooo:paragraph-rsid="48056660"/>
    </style:style>
    <style:style style:name="P33" style:family="paragraph" style:parent-style-name="Text_20_body">
      <style:text-properties officeooo:rsid="4805ec7b" officeooo:paragraph-rsid="4805ec7b"/>
    </style:style>
    <style:style style:name="P34" style:family="paragraph" style:parent-style-name="Text_20_body">
      <style:text-properties officeooo:rsid="4806587e" officeooo:paragraph-rsid="4806587e"/>
    </style:style>
    <style:style style:name="P35" style:family="paragraph" style:parent-style-name="Text_20_body">
      <style:text-properties officeooo:rsid="4806fd62" officeooo:paragraph-rsid="4806fd62"/>
    </style:style>
    <style:style style:name="P36" style:family="paragraph" style:parent-style-name="Text_20_body">
      <style:text-properties officeooo:rsid="48082185" officeooo:paragraph-rsid="48082185"/>
    </style:style>
    <style:style style:name="P37" style:family="paragraph" style:parent-style-name="Text_20_body">
      <style:text-properties officeooo:rsid="48082185" officeooo:paragraph-rsid="480cc07f"/>
    </style:style>
    <style:style style:name="P38" style:family="paragraph" style:parent-style-name="Text_20_body">
      <style:text-properties officeooo:rsid="480a2032" officeooo:paragraph-rsid="480a2032"/>
    </style:style>
    <style:style style:name="P39" style:family="paragraph" style:parent-style-name="Text_20_body">
      <style:text-properties officeooo:rsid="480d404f" officeooo:paragraph-rsid="480d404f"/>
    </style:style>
    <style:style style:name="P40" style:family="paragraph" style:parent-style-name="Text_20_body">
      <style:text-properties officeooo:rsid="480ff356" officeooo:paragraph-rsid="480ff356"/>
    </style:style>
    <style:style style:name="P41" style:family="paragraph" style:parent-style-name="Text_20_body">
      <style:text-properties officeooo:rsid="481e471d" officeooo:paragraph-rsid="481e471d"/>
    </style:style>
    <style:style style:name="P42" style:family="paragraph" style:parent-style-name="Text_20_body">
      <style:text-properties officeooo:rsid="482955b1" officeooo:paragraph-rsid="482955b1"/>
    </style:style>
    <style:style style:name="P43" style:family="paragraph" style:parent-style-name="Text_20_body">
      <style:text-properties officeooo:rsid="482cc270" officeooo:paragraph-rsid="482cc270"/>
    </style:style>
    <style:style style:name="P44" style:family="paragraph" style:parent-style-name="Text_20_body">
      <style:text-properties officeooo:rsid="481a9286" officeooo:paragraph-rsid="481b9949"/>
    </style:style>
    <style:style style:name="P45" style:family="paragraph" style:parent-style-name="Text_20_body">
      <style:text-properties officeooo:rsid="481b9949" officeooo:paragraph-rsid="481b9949"/>
    </style:style>
    <style:style style:name="P46" style:family="paragraph" style:parent-style-name="Text_20_body">
      <style:text-properties officeooo:rsid="482dbac6" officeooo:paragraph-rsid="482dbac6"/>
    </style:style>
    <style:style style:name="P47" style:family="paragraph" style:parent-style-name="Text_20_body">
      <style:text-properties officeooo:rsid="482fe066" officeooo:paragraph-rsid="482fe066"/>
    </style:style>
    <style:style style:name="P48" style:family="paragraph" style:parent-style-name="Text_20_body">
      <style:text-properties officeooo:rsid="48321b2c" officeooo:paragraph-rsid="48321b2c"/>
    </style:style>
    <style:style style:name="P49" style:family="paragraph" style:parent-style-name="Text_20_body">
      <style:text-properties officeooo:rsid="48324797" officeooo:paragraph-rsid="48324797"/>
    </style:style>
    <style:style style:name="P50" style:family="paragraph" style:parent-style-name="Text_20_body">
      <style:text-properties officeooo:rsid="48326942" officeooo:paragraph-rsid="48326942"/>
    </style:style>
    <style:style style:name="P51" style:family="paragraph" style:parent-style-name="Text_20_body">
      <style:text-properties officeooo:rsid="4834dfc7" officeooo:paragraph-rsid="4834dfc7"/>
    </style:style>
    <style:style style:name="P52" style:family="paragraph" style:parent-style-name="Text_20_body">
      <style:text-properties officeooo:rsid="48375cfa" officeooo:paragraph-rsid="48375cfa"/>
    </style:style>
    <style:style style:name="P53" style:family="paragraph" style:parent-style-name="Text_20_body">
      <style:text-properties officeooo:rsid="483ccc26" officeooo:paragraph-rsid="483ccc26"/>
    </style:style>
    <style:style style:name="P54" style:family="paragraph" style:parent-style-name="Text_20_body">
      <style:text-properties officeooo:paragraph-rsid="481f3497"/>
    </style:style>
    <style:style style:name="P55" style:family="paragraph" style:parent-style-name="Text_20_body">
      <style:text-properties officeooo:paragraph-rsid="483fe8b5"/>
    </style:style>
    <style:style style:name="P56" style:family="paragraph" style:parent-style-name="Text_20_body">
      <style:text-properties officeooo:rsid="48408679" officeooo:paragraph-rsid="48408679"/>
    </style:style>
    <style:style style:name="P57" style:family="paragraph" style:parent-style-name="Text_20_body">
      <style:text-properties officeooo:rsid="4817195a" officeooo:paragraph-rsid="4841dcff"/>
    </style:style>
    <style:style style:name="P58" style:family="paragraph" style:parent-style-name="Text_20_body">
      <style:text-properties officeooo:rsid="47f7748f" officeooo:paragraph-rsid="4841dcff"/>
    </style:style>
    <style:style style:name="P59" style:family="paragraph" style:parent-style-name="Text_20_body">
      <style:text-properties officeooo:rsid="47f8e240" officeooo:paragraph-rsid="4841dcff"/>
    </style:style>
    <style:style style:name="P60" style:family="paragraph" style:parent-style-name="Text_20_body">
      <style:text-properties officeooo:rsid="481519f1" officeooo:paragraph-rsid="4841dcff"/>
    </style:style>
    <style:style style:name="P61" style:family="paragraph" style:parent-style-name="Text_20_body">
      <style:text-properties officeooo:rsid="48433cbf" officeooo:paragraph-rsid="48433cbf"/>
    </style:style>
    <style:style style:name="P62" style:family="paragraph" style:parent-style-name="Text_20_body">
      <style:text-properties officeooo:rsid="484f7209" officeooo:paragraph-rsid="484f7209"/>
    </style:style>
    <style:style style:name="P63" style:family="paragraph" style:parent-style-name="Text_20_body">
      <style:text-properties officeooo:rsid="485f8e5c" officeooo:paragraph-rsid="485f8e5c"/>
    </style:style>
    <style:style style:name="P64" style:family="paragraph" style:parent-style-name="Text_20_body">
      <style:text-properties officeooo:rsid="48604d94" officeooo:paragraph-rsid="48604d94"/>
    </style:style>
    <style:style style:name="P65" style:family="paragraph" style:parent-style-name="Text_20_body">
      <style:text-properties officeooo:rsid="486a2a77" officeooo:paragraph-rsid="486a2a77"/>
    </style:style>
    <style:style style:name="P66" style:family="paragraph" style:parent-style-name="Text_20_body">
      <style:text-properties officeooo:paragraph-rsid="487677db"/>
    </style:style>
    <style:style style:name="P67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68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69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70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71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73" style:family="paragraph" style:parent-style-name="Standard">
      <style:paragraph-properties fo:text-align="center" style:justify-single-word="false"/>
      <style:text-properties style:use-window-font-color="true" style:font-name="Times New Roman" fo:font-size="28pt" fo:language="cs" fo:country="CZ" officeooo:rsid="475f006f" officeooo:paragraph-rsid="475f006f" style:letter-kerning="true" style:font-name-asian="Times New Roman" style:font-size-asian="24.5pt" style:language-asian="zxx" style:country-asian="none" style:font-name-complex="Times New Roman" style:font-size-complex="28pt" style:language-complex="ar" style:country-complex="SA"/>
    </style:style>
    <style:style style:name="P74" style:family="paragraph" style:parent-style-name="Example_20_Header">
      <style:text-properties officeooo:paragraph-rsid="0ce95318"/>
    </style:style>
    <style:style style:name="P7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fo:letter-spacing="normal" loext:padding="0cm" loext:border="none"/>
    </style:style>
    <style:style style:name="P7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ahoma" fo:font-size="11pt" fo:letter-spacing="normal" fo:font-style="italic" style:text-underline-style="solid" style:text-underline-width="auto" style:text-underline-color="font-color" fo:font-weight="normal" loext:padding="0cm" loext:border="none"/>
    </style:style>
    <style:style style:name="P7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ahoma" fo:font-size="11pt" fo:letter-spacing="normal" fo:font-style="italic" fo:font-weight="normal" loext:padding="0cm" loext:border="none"/>
    </style:style>
    <style:style style:name="P79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2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83" style:family="paragraph" style:parent-style-name="Heading_20_2">
      <style:text-properties officeooo:rsid="44ed83b1" officeooo:paragraph-rsid="44ed83b1"/>
    </style:style>
    <style:style style:name="P84" style:family="paragraph" style:parent-style-name="Heading_20_3">
      <style:text-properties officeooo:rsid="481f3497" officeooo:paragraph-rsid="481f3497"/>
    </style:style>
    <style:style style:name="P85" style:family="paragraph" style:parent-style-name="Heading_20_3">
      <style:text-properties officeooo:rsid="47d987a1" officeooo:paragraph-rsid="47e05868"/>
    </style:style>
    <style:style style:name="P86" style:family="paragraph" style:parent-style-name="Heading_20_3">
      <style:text-properties officeooo:paragraph-rsid="4841dcff"/>
    </style:style>
    <style:style style:name="P87" style:family="paragraph" style:parent-style-name="Heading_20_4">
      <style:text-properties officeooo:paragraph-rsid="4841dcff"/>
    </style:style>
    <style:style style:name="P88" style:family="paragraph" style:parent-style-name="Heading_20_4">
      <style:text-properties officeooo:rsid="48326942" officeooo:paragraph-rsid="4841dcff"/>
    </style:style>
    <style:style style:name="P89" style:family="paragraph" style:parent-style-name="Heading_20_4">
      <style:text-properties style:use-window-font-color="true" style:font-name="Georgia" fo:font-size="10pt" fo:letter-spacing="0.004cm" fo:language="cs" fo:country="CZ" fo:font-style="normal" officeooo:rsid="485591e0" officeooo:paragraph-rsid="48575b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0" style:family="paragraph" style:parent-style-name="Text_20_body" style:master-page-name="Standard">
      <style:paragraph-properties fo:text-align="end" style:justify-single-word="false" style:page-number="auto"/>
      <style:text-properties officeooo:rsid="46e075e5" officeooo:paragraph-rsid="46e075e5"/>
    </style:style>
    <style:style style:name="P91" style:family="paragraph" style:parent-style-name="Text_20_body">
      <style:text-properties style:use-window-font-color="true" style:font-name="Georgia" fo:font-size="10pt" fo:letter-spacing="0.004cm" fo:language="cs" fo:country="CZ" fo:font-style="normal" officeooo:rsid="48541801" officeooo:paragraph-rsid="48541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2" style:family="paragraph" style:parent-style-name="Text_20_body">
      <style:text-properties style:use-window-font-color="true" style:font-name="Georgia" fo:font-size="10pt" fo:letter-spacing="0.004cm" fo:language="cs" fo:country="CZ" fo:font-style="normal" officeooo:rsid="485591e0" officeooo:paragraph-rsid="485591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3" style:family="paragraph" style:parent-style-name="Text_20_body">
      <style:text-properties officeooo:rsid="486a2a77" officeooo:paragraph-rsid="486a2a77"/>
    </style:style>
    <style:style style:name="P94" style:family="paragraph" style:parent-style-name="Text_20_body">
      <style:text-properties officeooo:rsid="4879f316" officeooo:paragraph-rsid="4879f316"/>
    </style:style>
    <style:style style:name="P95" style:family="paragraph" style:parent-style-name="Text_20_body">
      <style:text-properties officeooo:rsid="487a8c0d" officeooo:paragraph-rsid="487a8c0d"/>
    </style:style>
    <style:style style:name="P96" style:family="paragraph" style:parent-style-name="Text_20_body">
      <style:text-properties officeooo:rsid="487bf590" officeooo:paragraph-rsid="487bf590"/>
    </style:style>
    <style:style style:name="P97" style:family="paragraph" style:parent-style-name="Text_20_body">
      <style:text-properties officeooo:rsid="487d7675" officeooo:paragraph-rsid="487d7675"/>
    </style:style>
    <style:style style:name="P98" style:family="paragraph" style:parent-style-name="Text_20_body">
      <style:text-properties officeooo:rsid="48803ad1" officeooo:paragraph-rsid="48803ad1"/>
    </style:style>
    <style:style style:name="P99" style:family="paragraph" style:parent-style-name="Text_20_body">
      <style:text-properties officeooo:rsid="4881fa85" officeooo:paragraph-rsid="4881fa85"/>
    </style:style>
    <style:style style:name="T1" style:family="text">
      <style:text-properties officeooo:rsid="447d1e3f"/>
    </style:style>
    <style:style style:name="T2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775ff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7773f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7781e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77900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77d52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77e35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77f8f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780230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7820f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7dcc6f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7e779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7dd47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7eb03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7eea8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7f610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81f349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848b8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84b5e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84d05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850f1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851d0d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852b7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85591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87677d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8781d5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officeooo:rsid="475f006f"/>
    </style:style>
    <style:style style:name="T29" style:family="text">
      <style:text-properties officeooo:rsid="4775fff6"/>
    </style:style>
    <style:style style:name="T30" style:family="text">
      <style:text-properties fo:color="#14beaa" officeooo:rsid="4775fff6"/>
    </style:style>
    <style:style style:name="T31" style:family="text">
      <style:text-properties fo:font-variant="normal" fo:text-transform="none" fo:color="#0000ff" style:font-name="Lucida Sans Unicode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32" style:family="text">
      <style:text-properties fo:font-variant="normal" fo:text-transform="none" fo:color="#0000ff" style:font-name="Lucida Sans Unicode" fo:font-size="6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0000ff" style:font-name="Tahoma" fo:font-size="11pt" fo:letter-spacing="normal" fo:font-style="normal" fo:font-weight="normal" loext:padding="0cm" loext:border="none"/>
    </style:style>
    <style:style style:name="T34" style:family="text">
      <style:text-properties officeooo:rsid="47dd4764"/>
    </style:style>
    <style:style style:name="T35" style:family="text">
      <style:text-properties officeooo:rsid="47e394b0"/>
    </style:style>
    <style:style style:name="T36" style:family="text">
      <style:text-properties officeooo:rsid="47e4e140"/>
    </style:style>
    <style:style style:name="T37" style:family="text">
      <style:text-properties officeooo:rsid="47e6507f"/>
    </style:style>
    <style:style style:name="T38" style:family="text">
      <style:text-properties officeooo:rsid="47e779e6"/>
    </style:style>
    <style:style style:name="T39" style:family="text">
      <style:text-properties officeooo:rsid="47d987a1"/>
    </style:style>
    <style:style style:name="T40" style:family="text">
      <style:text-properties officeooo:rsid="47f1e207"/>
    </style:style>
    <style:style style:name="T41" style:family="text">
      <style:text-properties officeooo:rsid="47f318c4"/>
    </style:style>
    <style:style style:name="T42" style:family="text">
      <style:text-properties officeooo:rsid="47f3d4e4"/>
    </style:style>
    <style:style style:name="T43" style:family="text">
      <style:text-properties officeooo:rsid="47f4ba6b"/>
    </style:style>
    <style:style style:name="T44" style:family="text">
      <style:text-properties officeooo:rsid="47f610c4"/>
    </style:style>
    <style:style style:name="T45" style:family="text">
      <style:text-properties officeooo:rsid="47faa6e1"/>
    </style:style>
    <style:style style:name="T46" style:family="text">
      <style:text-properties officeooo:rsid="47fda51c"/>
    </style:style>
    <style:style style:name="T47" style:family="text">
      <style:text-properties officeooo:rsid="47ff6de7"/>
    </style:style>
    <style:style style:name="T48" style:family="text">
      <style:text-properties officeooo:rsid="48011c97"/>
    </style:style>
    <style:style style:name="T49" style:family="text">
      <style:text-properties officeooo:rsid="4802e8ee"/>
    </style:style>
    <style:style style:name="T50" style:family="text">
      <style:text-properties officeooo:rsid="48039271"/>
    </style:style>
    <style:style style:name="T51" style:family="text">
      <style:text-properties officeooo:rsid="48056660"/>
    </style:style>
    <style:style style:name="T52" style:family="text">
      <style:text-properties officeooo:rsid="480e63af"/>
    </style:style>
    <style:style style:name="T53" style:family="text">
      <style:text-properties officeooo:rsid="4811f097"/>
    </style:style>
    <style:style style:name="T54" style:family="text">
      <style:text-properties officeooo:rsid="48135682"/>
    </style:style>
    <style:style style:name="T55" style:family="text">
      <style:text-properties officeooo:rsid="48152127"/>
    </style:style>
    <style:style style:name="T56" style:family="text">
      <style:text-properties officeooo:rsid="48186246"/>
    </style:style>
    <style:style style:name="T57" style:family="text">
      <style:text-properties officeooo:rsid="481e471d"/>
    </style:style>
    <style:style style:name="T58" style:family="text">
      <style:text-properties officeooo:rsid="481f3497"/>
    </style:style>
    <style:style style:name="T59" style:family="text">
      <style:text-properties officeooo:rsid="48231c75"/>
    </style:style>
    <style:style style:name="T60" style:family="text">
      <style:text-properties officeooo:rsid="4824aba6"/>
    </style:style>
    <style:style style:name="T61" style:family="text">
      <style:text-properties officeooo:rsid="4827a9bb"/>
    </style:style>
    <style:style style:name="T62" style:family="text">
      <style:text-properties officeooo:rsid="4829a400"/>
    </style:style>
    <style:style style:name="T63" style:family="text">
      <style:text-properties officeooo:rsid="482b6cac"/>
    </style:style>
    <style:style style:name="T64" style:family="text">
      <style:text-properties officeooo:rsid="482b85f7"/>
    </style:style>
    <style:style style:name="T65" style:family="text">
      <style:text-properties officeooo:rsid="4830d473"/>
    </style:style>
    <style:style style:name="T66" style:family="text">
      <style:text-properties officeooo:rsid="483349c4"/>
    </style:style>
    <style:style style:name="T67" style:family="text">
      <style:text-properties officeooo:rsid="48355d0d"/>
    </style:style>
    <style:style style:name="T68" style:family="text">
      <style:text-properties officeooo:rsid="48395414"/>
    </style:style>
    <style:style style:name="T69" style:family="text">
      <style:text-properties officeooo:rsid="483b3048"/>
    </style:style>
    <style:style style:name="T70" style:family="text">
      <style:text-properties officeooo:rsid="483fe8b5"/>
    </style:style>
    <style:style style:name="T71" style:family="text">
      <style:text-properties officeooo:rsid="4844cf85"/>
    </style:style>
    <style:style style:name="T72" style:family="text">
      <style:text-properties officeooo:rsid="4848b85a"/>
    </style:style>
    <style:style style:name="T73" style:family="text">
      <style:text-properties officeooo:rsid="48591cd0"/>
    </style:style>
    <style:style style:name="T74" style:family="text">
      <style:text-properties officeooo:rsid="485a2f2a"/>
    </style:style>
    <style:style style:name="T75" style:family="text">
      <style:text-properties officeooo:rsid="485aa4be"/>
    </style:style>
    <style:style style:name="T76" style:family="text">
      <style:text-properties officeooo:rsid="485afaee"/>
    </style:style>
    <style:style style:name="T77" style:family="text">
      <style:text-properties officeooo:rsid="485bf368"/>
    </style:style>
    <style:style style:name="T78" style:family="text">
      <style:text-properties officeooo:rsid="485df883"/>
    </style:style>
    <style:style style:name="T79" style:family="text">
      <style:text-properties officeooo:rsid="48603528"/>
    </style:style>
    <style:style style:name="T80" style:family="text">
      <style:text-properties officeooo:rsid="4863db6f"/>
    </style:style>
    <style:style style:name="T81" style:family="text">
      <style:text-properties officeooo:rsid="48652559"/>
    </style:style>
    <style:style style:name="T82" style:family="text">
      <style:text-properties officeooo:rsid="48678f86"/>
    </style:style>
    <style:style style:name="T83" style:family="text">
      <style:text-properties officeooo:rsid="486ba4eb"/>
    </style:style>
    <style:style style:name="T84" style:family="text">
      <style:text-properties officeooo:rsid="486c65c8"/>
    </style:style>
    <style:style style:name="T85" style:family="text">
      <style:text-properties officeooo:rsid="486d406c"/>
    </style:style>
    <style:style style:name="T86" style:family="text">
      <style:text-properties officeooo:rsid="486f2dc8"/>
    </style:style>
    <style:style style:name="T87" style:family="text">
      <style:text-properties officeooo:rsid="4870fc18"/>
    </style:style>
    <style:style style:name="T88" style:family="text">
      <style:text-properties officeooo:rsid="4872c8d9"/>
    </style:style>
    <style:style style:name="T89" style:family="text">
      <style:text-properties officeooo:rsid="487474d6"/>
    </style:style>
    <style:style style:name="T90" style:family="text">
      <style:text-properties officeooo:rsid="48749959"/>
    </style:style>
    <style:style style:name="T91" style:family="text">
      <style:text-properties officeooo:rsid="487677db"/>
    </style:style>
    <style:style style:name="T92" style:family="text">
      <style:text-properties officeooo:rsid="487f1fa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lu</text:p>
      <text:p text:style-name="P7"/>
      <text:p text:style-name="P6"/>
      <text:p text:style-name="P6"/>
      <text:p text:style-name="P71">Dračák</text:p>
      <text:p text:style-name="P67"/>
      <text:p text:style-name="P67"/>
      <text:p text:style-name="P72">podle staré školy</text:p>
      <text:p text:style-name="P68"/>
      <text:p text:style-name="P73">BESTIÁŘ</text:p>
      <text:p text:style-name="P68"/>
      <text:p text:style-name="P69"/>
      <text:p text:style-name="P68"/>
      <text:p text:style-name="P68"/>
      <text:p text:style-name="P68"/>
      <text:p text:style-name="P68"/>
      <text:p text:style-name="P68"/>
      <text:p text:style-name="P70"><text:soft-page-break/></text:p>
      <text:p text:style-name="P2">Michal Světlý</text:p>
      <text:p text:style-name="P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0"><text:a xlink:type="simple" xlink:href="#__RefHeading___Toc462_36631795" text:style-name="Internet_20_link" text:visited-style-name="Internet_20_link">TODO:</text:a><text:tab/>3</text:p>
          <text:p text:style-name="P79"><text:a xlink:type="simple" xlink:href="#__RefHeading___Toc464_36631795" text:style-name="Internet_20_link" text:visited-style-name="Internet_20_link">Bestiář</text:a><text:tab/>4</text:p>
          <text:p text:style-name="P81"><text:a xlink:type="simple" xlink:href="#__RefHeading___Toc466_36631795" text:style-name="Internet_20_link" text:visited-style-name="Internet_20_link">Duše</text:a><text:tab/>4</text:p>
          <text:p text:style-name="P81"><text:a xlink:type="simple" xlink:href="#__RefHeading___Toc468_36631795" text:style-name="Internet_20_link" text:visited-style-name="Internet_20_link">Cizí světy</text:a><text:tab/>5</text:p>
          <text:p text:style-name="P80"><text:a xlink:type="simple" xlink:href="#__RefHeading___Toc470_36631795" text:style-name="Internet_20_link" text:visited-style-name="Internet_20_link">Nemrtví</text:a><text:tab/>5</text:p>
          <text:p text:style-name="P81"><text:a xlink:type="simple" xlink:href="#__RefHeading___Toc472_36631795" text:style-name="Internet_20_link" text:visited-style-name="Internet_20_link">Nižší nemrtví</text:a><text:tab/>5</text:p>
          <text:p text:style-name="P81"><text:a xlink:type="simple" xlink:href="#__RefHeading___Toc474_36631795" text:style-name="Internet_20_link" text:visited-style-name="Internet_20_link">Vyšší nemrtví</text:a><text:tab/>6</text:p>
          <text:p text:style-name="P80"><text:a xlink:type="simple" xlink:href="#__RefHeading___Toc476_36631795" text:style-name="Internet_20_link" text:visited-style-name="Internet_20_link">Démoni</text:a><text:tab/>6</text:p>
          <text:p text:style-name="P81"><text:a xlink:type="simple" xlink:href="#__RefHeading___Toc478_36631795" text:style-name="Internet_20_link" text:visited-style-name="Internet_20_link">Vy</text:a><text:a xlink:type="simple" xlink:href="#__RefHeading___Toc478_36631795" text:style-name="Internet_20_link" text:visited-style-name="Internet_20_link">mítání</text:a><text:a xlink:type="simple" xlink:href="#__RefHeading___Toc478_36631795" text:style-name="Internet_20_link" text:visited-style-name="Internet_20_link"> démonů</text:a><text:tab/>6</text:p>
          <text:p text:style-name="P81"><text:a xlink:type="simple" xlink:href="#__RefHeading___Toc480_36631795" text:style-name="Internet_20_link" text:visited-style-name="Internet_20_link">Vyhošťování démonů</text:a><text:tab/>7</text:p>
          <text:p text:style-name="P81"><text:a xlink:type="simple" xlink:href="#__RefHeading___Toc482_36631795" text:style-name="Internet_20_link" text:visited-style-name="Internet_20_link">Ochranné kruhy</text:a><text:tab/>7</text:p>
          <text:p text:style-name="P81"><text:a xlink:type="simple" xlink:href="#__RefHeading___Toc484_36631795" text:style-name="Internet_20_link" text:visited-style-name="Internet_20_link">Astrální démoni</text:a><text:tab/>7</text:p>
          <text:p text:style-name="P81"><text:a xlink:type="simple" xlink:href="#__RefHeading___Toc486_36631795" text:style-name="Internet_20_link" text:visited-style-name="Internet_20_link">D</text:a><text:a xlink:type="simple" xlink:href="#__RefHeading___Toc486_36631795" text:style-name="Internet_20_link" text:visited-style-name="Internet_20_link">émoni z j</text:a><text:a xlink:type="simple" xlink:href="#__RefHeading___Toc486_36631795" text:style-name="Internet_20_link" text:visited-style-name="Internet_20_link">iných</text:a><text:a xlink:type="simple" xlink:href="#__RefHeading___Toc486_36631795" text:style-name="Internet_20_link" text:visited-style-name="Internet_20_link"> d</text:a><text:a xlink:type="simple" xlink:href="#__RefHeading___Toc486_36631795" text:style-name="Internet_20_link" text:visited-style-name="Internet_20_link">imenzí</text:a><text:tab/>8</text:p>
          <text:p text:style-name="P80"><text:a xlink:type="simple" xlink:href="#__RefHeading___Toc488_36631795" text:style-name="Internet_20_link" text:visited-style-name="Internet_20_link">Resources</text:a><text:tab/>8</text:p>
          <text:p text:style-name="P79"><text:a xlink:type="simple" xlink:href="#__RefHeading___Toc490_36631795" text:style-name="Internet_20_link" text:visited-style-name="Internet_20_link">BAZILIŠEK</text:a><text:tab/>9</text:p>
        </text:index-body>
      </text:table-of-content>
      <text:p text:style-name="P7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Verze 0.<text:span text:style-name="T1">0</text:span></text:p>
      <text:h text:style-name="P83" text:outline-level="2"><text:bookmark-start text:name="__RefHeading___Toc462_36631795"/>TODO:<text:bookmark-end text:name="__RefHeading___Toc462_36631795"/></text:h>
      <text:p text:style-name="P44">Chci vůbec hlen zelený?<text:line-break/>- asi ne</text:p>
      <text:p text:style-name="P53">Kanibal?<text:line-break/>- ne</text:p>
      <text:p text:style-name="P61">Kopromlask?</text:p>
      <text:p text:style-name="P61">Kožožrout? <text:span text:style-name="T71">(vypadá jako drahokam, žere torny)</text:span><text:line-break/>- ne</text:p>
      <text:p text:style-name="P45">Co je to vlastně „magický tvor“ a proč je dobrý to rozlišovat?<text:line-break/>- jsou nemrtví „magičtí tvorové?“<text:line-break/>- co oživlé sochy?<text:line-break/>- harpyje, gorgona, obří brouk?</text:p>
      <text:p text:style-name="P45">IDEA: Obří had nebo brouk není sám o sobě magický. Kouzlo pouze způsobilo mutaci, ale od té doby se rozmnožuje samostatně.<text:line-break/>- to by mohl bejt rozlišovací znak – magičtí tvorové se nedokážou sami rozmnožovat (asi nebrat, jednorožec je nejspíš magický tvor a rozmnožovat se asi může)<text:line-break/></text:p>
      <text:h text:style-name="Heading_20_1" text:outline-level="1"><text:bookmark-start text:name="__RefHeading___Toc464_36631795"/>B<text:span text:style-name="T28">estiář</text:span><text:bookmark-end text:name="__RefHeading___Toc464_36631795"/></text:h>
      <text:h text:style-name="P84" text:outline-level="3"><text:span text:style-name="T70">Kříženci, o</text:span>bří varianty</text:h>
      <text:p text:style-name="P54">- <text:span text:style-name="T59">obří brouci, pavouci, hadi, červi, krysy a podobně</text:span></text:p>
      <text:p text:style-name="P55">- <text:s/><text:span text:style-name="T59">kentauři, harpyje</text:span></text:p>
      <text:p text:style-name="P54"><text:span text:style-name="T58">Jsou to výsledky magických experimentů, </text:span><text:span text:style-name="T18">povětšinou</text:span><text:span text:style-name="T58"> vyšlechtěné jako stráže nebo nestvůry v armádách temných mágů. Časem zdivočely.</text:span></text:p>
      <text:h text:style-name="Heading_20_3" text:outline-level="3"><text:bookmark-start text:name="__RefHeading___Toc466_36631795"/>Duše<text:bookmark-end text:name="__RefHeading___Toc466_36631795"/></text:h>
      <text:p text:style-name="P8">Duše před<text:span text:style-name="T29">stavuje nesmrtelnou, nehmotnou </text:span><text:span text:style-name="T3">č</text:span><text:span text:style-name="T9">ást</text:span><text:span text:style-name="T29"> každého inteligentního tvora. Někteří tvorové, například zvířata nebo hmyz, duši nemají. Poznáš to tak, že mají hodnotu Duše proškrtnutou. Znamená to, že na ně nepůsobí kouzla a schopnosti ovlivňující duši nebo mysl nebo způsobující </text:span><text:span text:style-name="T30">duševní</text:span><text:span text:style-name="T29"> zranění.<text:line-break/><text:tab/></text:span><text:span text:style-name="T3">Duše souvisí s kouzly a magií – tvorové, kteří nemají duši, nemohou kouzlit ani používat kouzelné předměty. Mohou ale používat lektvary a ostatní alchymistické výrobky, protože t</text:span><text:span text:style-name="T7">y jsou kouzlen</text:span><text:span text:style-name="T10">é</text:span><text:span text:style-name="T7"> díky</text:span><text:span text:style-name="T3"> magenergi</text:span><text:span text:style-name="T7">i</text:span><text:span text:style-name="T3">, kterou do nich alchymista vložil při výrobě.<text:line-break/><text:tab/>Po smrti těla duše opustí fyzický svět, ale nepřestává existovat. Je možné s ní pomocí kouzel navázat kontakt, nebo ji přivolat zpět – takto například vznikají někteří nemrtví.</text:span><text:span text:style-name="T4"><text:line-break/><text:tab/>K</text:span><text:span text:style-name="T5">dyž je duše </text:span><text:span text:style-name="T6">z těla</text:span><text:span text:style-name="T5"> vypuzena jinak než smrtí, tělo žije dál, ale jde pak o tvora bez duše – nemůže kouzlit ani používat magické předměty</text:span><text:span text:style-name="T8">,</text:span><text:span text:style-name="T5"> chová se jako zvíře </text:span><text:span text:style-name="T8">a nepůsobí na </text:span><text:span text:style-name="T11">něj</text:span><text:span text:style-name="T8"> duševní či psychická kouzla a schopnosti</text:span><text:span text:style-name="T5">.</text:span></text:p>
      <text:h text:style-name="Heading_20_3" text:outline-level="3"><text:soft-page-break/>Obří červ</text:h>
      <text:p text:style-name="P15">Žije ve vlhkých, hlubokých šachtách nebo ve studnách.</text:p>
      <text:p text:style-name="P15">Dokáže šplhat po stěnách, ale ne po stropě.</text:p>
      <text:p text:style-name="P15">Je to masožravec, dokáže pohltit obrovské množství potravy naráz a žít z ní potom celé měsíce. Ve jeho doupěti je možné najít nestrávené zbytky jeho obětí – zbraně, šperky a podobně.</text:p>
      <text:p text:style-name="P16">Celým tělem vylučuje paralytický sekret (jed).</text:p>
      <text:p text:style-name="P17">Když je hladový, útočí bez pudu sebezáchovy. Pokud se mu ale oběť ztratí z dosahu, hned na ni zapomene.</text:p>
      <text:p text:style-name="P18">Čím se orientuje? Čichem?</text:p>
      <text:p text:style-name="P19">Životy závisí na délce.</text:p>
      <text:p text:style-name="P19">- co se z něj líhne?</text:p>
      <text:h text:style-name="Heading_20_3" text:outline-level="3">Obří dikobraz</text:h>
      <text:p text:style-name="P9">Je masožravý.</text:p>
      <text:p text:style-name="P9">Jeho ostny obsahují magenergii.</text:p>
      <text:p text:style-name="P10">Ostny při zásahu ochromují (asi spíš magie než jed)</text:p>
      <text:h text:style-name="P85" text:outline-level="3">Cizí postavy</text:h>
      <text:h text:style-name="Heading_20_3" text:outline-level="3">Dra<text:span text:style-name="T46">ci</text:span></text:h>
      <text:p text:style-name="P12">Mají tendenci hromadit poklady.</text:p>
      <text:p text:style-name="P13">Imunita proti svému dechu.</text:p>
      <text:p text:style-name="P14"><text:soft-page-break/>Spící drak.</text:p>
      <text:p text:style-name="P24"><text:span text:style-name="T39">Bílý – mráz, schopnost: mrazivá </text:span><text:span text:style-name="T12">v</text:span><text:span text:style-name="T13">ánice, </text:span><text:span text:style-name="T15">prostředí: zasněžené hory, ledové pláně</text:span></text:p>
      <text:p text:style-name="P11">Černý – <text:span text:style-name="T34">žíravina, schopnost: tma, možná černý kouř, prostředí: bažiny</text:span></text:p>
      <text:p text:style-name="P24"><text:span text:style-name="T39">Zelený – jed, schopnost: mlha, prostředí: </text:span><text:span text:style-name="T14">l</text:span><text:span text:style-name="T15">esy</text:span></text:p>
      <text:p text:style-name="P30"><text:span text:style-name="T38">Rudý – oheň, schopnost: </text:span><text:span text:style-name="T13">v</text:span><text:span text:style-name="T17">láda nad ohněm</text:span><text:span text:style-name="T38">, prostředí: sopka</text:span></text:p>
      <text:p text:style-name="P27">Modrý – voda? <text:span text:style-name="T40">led? Horká pára? Možná vůbec nepoužívají dech</text:span>, schopnost: vyvolání bouře nebo vodního proudu, prostředí: jezera, oceány. <text:span text:style-name="T41">Žijí často pod vodou</text:span></text:p>
      <text:p text:style-name="P29"><text:span text:style-name="T44">Žlutý – </text:span><text:span text:style-name="T17">žhavý vzduch jako z pece</text:span><text:span text:style-name="T44">, schopnost: dusivé horko, prostředí: rozpálená poušť</text:span></text:p>
      <text:p text:style-name="P20">IDEA: Staty podle velikosti, ne podle barvy. Barva určuje jen druh dechu a imunitu. <text:span text:style-name="T37">Ideálně i schopnosti podle barvy.</text:span></text:p>
      <text:p text:style-name="P21">Starší draci by taky měli mít víc schopností.</text:p>
      <text:p text:style-name="P25">Každý drak by měl mít unikátní sadu schopností.</text:p>
      <text:p text:style-name="P28">Použití dechu: drak se musí jedno kolo pořádně nadechnout (neútočí)</text:p>
      <text:p text:style-name="P20">Dráče</text:p>
      <text:p text:style-name="P20">- <text:span text:style-name="T35">ještě nemá dech</text:span></text:p>
      <text:p text:style-name="P20">Mladý drak</text:p>
      <text:p text:style-name="P20">- <text:span text:style-name="T35">má už dech, ale ne další schopnosti</text:span></text:p>
      <text:p text:style-name="P20">Dospělý drak</text:p>
      <text:p text:style-name="P20"><text:soft-page-break/>Starý drak</text:p>
      <text:p text:style-name="P22">Schopnosti draků:</text:p>
      <text:p text:style-name="P22">- zmámení</text:p>
      <text:p text:style-name="P22">- rozkaz</text:p>
      <text:p text:style-name="P22">- <text:span text:style-name="T37">děsivý řev</text:span></text:p>
      <text:p text:style-name="P22">- <text:span text:style-name="T42">spánek</text:span></text:p>
      <text:p text:style-name="P22">- <text:span text:style-name="T43">paralýza</text:span></text:p>
      <text:p text:style-name="P22">- <text:span text:style-name="T37">bojová telekineze (rozhýbe všechny předměty kolem)</text:span></text:p>
      <text:p text:style-name="P23"><text:span text:style-name="T36">- </text:span><text:span text:style-name="T16">metamorfóza (do člověka, do elfa a podobně) – to se celkem hodí k zeleným drakům</text:span></text:p>
      <text:p text:style-name="P26">Jsou draci inteligentní? Mluví? Mají vlastní cíle a záměry?<text:line-break/>- to bych asi nechal na PJovi.<text:line-break/>- Divocí draci budou působit živelněji, mluvící draci pohádkověji, draci s vlastními cíli a záměry se hodí do příběhů po politice a machinacích, nebo třeba jako mocní protivníci vládnoucí vlastním říším</text:p>
      <text:h text:style-name="P85" text:outline-level="3">Cizí postavy</text:h>
      <text:h text:style-name="Heading_20_3" text:outline-level="3">Hadi</text:h>
      <text:p text:style-name="Text_20_body">- <text:span text:style-name="T49">nejsou zranitelní svým vlastním jedem</text:span></text:p>
      <text:p text:style-name="P40">TODO: Obří varianty (asi od jakéhokoliv hada). Je to pak magický tvor? <text:span text:style-name="T53">Asi ne.</text:span></text:p>
      <text:p text:style-name="P40">- <text:span text:style-name="T53">jak bojuje škrtič, jak bojuje jedovatý had.</text:span></text:p>
      <text:p text:style-name="P40"><text:soft-page-break/>- <text:span text:style-name="T54">plivání jedu (zmije?)</text:span></text:p>
      <text:h text:style-name="Heading_20_4" text:outline-level="4">Hroznýš</text:h>
      <text:p text:style-name="P34">10 metrů?</text:p>
      <text:p text:style-name="Text_20_body">- <text:span text:style-name="T50">škrtič</text:span></text:p>
      <text:p text:style-name="P35">Trojhranná hlava a silné tělo.</text:p>
      <text:p text:style-name="P35">Škrcení nebo úder nosem.</text:p>
      <text:h text:style-name="Heading_20_4" text:outline-level="4">Chřestýš</text:h>
      <text:p text:style-name="P33">3 metry</text:p>
      <text:p text:style-name="Text_20_body">- <text:span text:style-name="T51">jed</text:span></text:p>
      <text:p text:style-name="P32">Hnědé a bílé skvrny v károvém vzoru. Na konci ocasu má chřestidlo, kterým varuje případné útočníky.</text:p>
      <text:h text:style-name="Heading_20_4" text:outline-level="4">Mamba černá</text:h>
      <text:p text:style-name="P36">2-5 metrů</text:p>
      <text:p text:style-name="P37">- <text:span text:style-name="T51">jed (velmi silný)</text:span></text:p>
      <text:p text:style-name="P38">Žije v teplém pásmu (buš, prales)</text:p>
      <text:h text:style-name="Heading_20_4" text:outline-level="4">Zmije</text:h>
      <text:p text:style-name="P39">1-2 metry</text:p>
      <text:p text:style-name="P39">- jed</text:p>
      <text:p text:style-name="P39">Žlutá barva s jamkami na hlavě.</text:p>
      <text:p text:style-name="P39">- <text:span text:style-name="T52">infravidění? (orientuje se podle zdrojů tepla)</text:span></text:p>
      <text:h text:style-name="Heading_20_3" text:outline-level="3"><text:soft-page-break/>Hmyz <text:span text:style-name="T57">a pavouci</text:span></text:h>
      <text:p text:style-name="P41">- Obří varianty <text:span text:style-name="T60">(o malých asi nemá smysl mluvit)</text:span></text:p>
      <text:p text:style-name="P41">- pavouci mají 8 nohou a nemají tykadla. Jsou to dravci.</text:p>
      <text:h text:style-name="Heading_20_4" text:outline-level="4">Brouk nosatec</text:h>
      <text:p text:style-name="Text_20_body">- <text:span text:style-name="T60">metr dlouhý hnědý brouk s půlmetrovým bodcem v přední části těla. Rád útočí s rozběhem (výhoda).</text:span></text:p>
      <text:p text:style-name="Text_20_body">- <text:span text:style-name="T61">umí lítat, ale dělá to jen zřídka.</text:span></text:p>
      <text:h text:style-name="Heading_20_4" text:outline-level="4">Brouk ostnatec</text:h>
      <text:p text:style-name="P42">1.5 metru, <text:span text:style-name="T62">písčitá barva,</text:span> ploché tělo se spoustou ostnů a výrůstků.</text:p>
      <text:p text:style-name="P42">- <text:span text:style-name="T63">létá jen v případě krajní nouze</text:span></text:p>
      <text:h text:style-name="Heading_20_4" text:outline-level="4">Moucha zlodějka</text:h>
      <text:p text:style-name="Text_20_body">- <text:span text:style-name="T64">chci ji vůbec uvádět?</text:span></text:p>
      <text:p text:style-name="P43">Krade lesklé přemděty.</text:p>
      <text:h text:style-name="Heading_20_4" text:outline-level="4">Ploštice zelená</text:h>
      <text:p text:style-name="P46">Jedovatá kusadla – částečné ochromení.</text:p>
      <text:h text:style-name="Heading_20_4" text:outline-level="4">Roháč obří</text:h>
      <text:p text:style-name="P47">1.5 metru, lesklý černý pancíř, obrovská kusadla</text:p>
      <text:p text:style-name="P47">- <text:span text:style-name="T65">snaží se zakousnout do nohy</text:span></text:p>
      <text:p text:style-name="P48">Žije v mokřinách a vlhkých jeskyních.</text:p>
      <text:p text:style-name="P48">- samičky jsou menší a mají mnohem menší kusadla</text:p>
      <text:h text:style-name="Heading_20_4" text:outline-level="4"><text:soft-page-break/>Vážka jeskynní</text:h>
      <text:p text:style-name="P49">metr dlouhá</text:p>
      <text:p text:style-name="P51">- dravec</text:p>
      <text:p text:style-name="P50">Žije v podzemních prostorách, většinou u podzemních jezer. Loví v noci.</text:p>
      <text:p text:style-name="P50">- <text:span text:style-name="T66">útočí modrými blesky</text:span></text:p>
      <text:p text:style-name="P50">- <text:span text:style-name="T66">infravidění</text:span></text:p>
      <text:p text:style-name="P50">- <text:span text:style-name="T67">nesnáší světlo, takže když ji vyruší například někdo s lucernou, zuřivě na něj zaútočí.</text:span></text:p>
      <text:h text:style-name="P86" text:outline-level="3">Kříženci</text:h>
      <text:h text:style-name="P87" text:outline-level="4">Harpyje</text:h>
      <text:p text:style-name="P58">Napůl orel, napůl žena.</text:p>
      <text:p text:style-name="P59">Zpěv – poblouznění. Test na Duši? <text:span text:style-name="T45">V DrD mohla harpyje poblouzněného požírat, to je asi zbytečný. Může bejt ale oblbnutej, když se na něj harpyje vrhnou (nevýhoda).</text:span></text:p>
      <text:p text:style-name="P60">Říká se, že vidět harpyji přináší smůlu.</text:p>
      <text:p text:style-name="P60">Hnízdí na vysokých skalách, v jeskyních, v ruinách hradů a tvrzí a zpěvem <text:span text:style-name="T55">tam</text:span> lákají kořist.</text:p>
      <text:p text:style-name="P57">(mohou se rozmnožovat? Asi ano...) <text:span text:style-name="T56">Aha, existují i samci s tělem starců (ti nezpívají).</text:span></text:p>
      <text:h text:style-name="P88" text:outline-level="4"><text:soft-page-break/>Kentaur</text:h>
      <text:h text:style-name="Heading_20_3" text:outline-level="3">Lykantropové</text:h>
      <text:p text:style-name="Text_20_body">- <text:span text:style-name="T73">ovládají zvířata a umí na sebe brát jejich podobu</text:span></text:p>
      <text:p text:style-name="Text_20_body">- <text:span text:style-name="T76">jsou dlouhověcí</text:span></text:p>
      <text:p text:style-name="Text_20_body">- <text:span text:style-name="T74">ve zvířecí formě se řídí spíš svými instinkty než rozumem a jsou mnohem agresivnější</text:span></text:p>
      <text:p text:style-name="Text_20_body">- <text:span text:style-name="T78">proměna trvá jen jedno kolo, nejde ale ve zbroji (obyčejné oblečení se při tom roztrhá).</text:span></text:p>
      <text:p text:style-name="Text_20_body">- <text:span text:style-name="T75">člověk se může stát lykantropem (co barber, elf, trpaslík?)</text:span></text:p>
      <text:p text:style-name="Text_20_body">- <text:span text:style-name="T81">imunita proti jedům s výjimkou vlčího moru.</text:span></text:p>
      <text:p text:style-name="Text_20_body">- <text:span text:style-name="T77">zranění obyčejnou zbraní rychle regenerují, zranění stříbrem nebo ohněm se jim naopak léčí velmi dlouho. Zbraně potřené vlčím morem také lykantropovi znemožňují regeneraci (navíc k účinku jedu).</text:span></text:p>
      <text:p text:style-name="P63">Nakažení lykantropií<text:line-break/>- při kousnutí<text:line-break/>- projeví se za úplňku, náměsíčná proměna ve zvíře, často agresivní. <text:span text:style-name="T79">Ráno se vrátí, nic si nepamatuje a cítí se rozlámaná.</text:span></text:p>
      <text:p text:style-name="P63">- <text:span text:style-name="T80">v lidské podobě má lykantrop kromě regenerace a schopnosti ovládat zvířata stejné vlastnosti jako obyčejný člověk/elf/atd.</text:span></text:p>
      <text:p text:style-name="P64">Osoba nakažená lykantropií není lykantrop!</text:p>
      <text:p text:style-name="P64">- <text:span text:style-name="T82">z mrtvého lykantropa lze vytěžit magenergii (nějaká část těla (srdce?) by mohla bejt vzácná surovina používaná na lektvar metamorfózy do příslušného druhu zvířete).</text:span></text:p>
      <text:p text:style-name="P66"><text:soft-page-break/><text:span text:style-name="T26">Většina</text:span><text:span text:style-name="T91"> lykantropů se klaní spíš ke své zvířecí stránce a <text:s/>preferují </text:span><text:span text:style-name="T26">život</text:span><text:span text:style-name="T91"> v divočině mezi zvířaty „svého“ druhu. Část jich ale přijala svou lidskou (elfskou...) část a žijí mezi lidmi (elfy...), případně si </text:span><text:span text:style-name="T26">z</text:span><text:span text:style-name="T27">aberou nějaký </text:span><text:span text:style-name="T91">hrad, tvrz či podzemí), kterému pak vládnou.</text:span></text:p>
      <text:h text:style-name="Heading_20_4" text:outline-level="4">Krysodlak</text:h>
      <text:p text:style-name="P65">Krysodlaci žijí ve starých katakombách, pobořených a zarostl<text:span text:style-name="T83">ý</text:span>ch zámcích, ve stokách velkých měst. <text:span text:style-name="T84">Mají rádi tmu, vlhko a chladno.</text:span></text:p>
      <text:p text:style-name="P96">V lidské podobě jsou obvykle malí, s poněkud kocouří vizáží.</text:p>
      <text:p text:style-name="P65">- <text:span text:style-name="T85">infravidění</text:span></text:p>
      <text:p text:style-name="P65">- <text:span text:style-name="T86">rádi žijí v luxusu? (Huh? To nějak nejde dohromady s těma stokama)</text:span></text:p>
      <text:p text:style-name="P65">- <text:span text:style-name="T87">ovládá obyčejné krysy (viz krysí hejno) a obvykle vede smečku obřích krys.</text:span></text:p>
      <text:h text:style-name="Heading_20_4" text:outline-level="4">Medvědodlak</text:h>
      <text:p text:style-name="P94">Nejraději žijí osaměle v lesích.</text:p>
      <text:p text:style-name="P95">Bývají obrovští, zavalití a chlupatí.</text:p>
      <text:p text:style-name="P95">- <text:span text:style-name="T92">ovládá medvědy.</text:span></text:p>
      <text:h text:style-name="Heading_20_4" text:outline-level="4">Tygrodlak</text:h>
      <text:p text:style-name="P98">Tygrodlaci, u kterých převažuje lidská stránka, rádi žijí v luxusu. Často se stávají vládci vlastního panství.</text:p>
      <text:p text:style-name="P99">V lidské podobě jsou mají obvykle svalnatou, atletickou postavu s krásnou tváří, obvykle s ryšavými vlasy a vousy.</text:p>
      <text:h text:style-name="Heading_20_4" text:outline-level="4"><text:soft-page-break/>Vlkodlak</text:h>
      <text:p text:style-name="Text_20_body">- <text:span text:style-name="T88">žijí obyčejně tam, co vlci, tedy v lesích či na volných pláních.</text:span></text:p>
      <text:p text:style-name="Text_20_body">- <text:span text:style-name="T89">vlkodlak obyčejně vede smečku vlků, případně lítých vlků.</text:span></text:p>
      <text:p text:style-name="P97">V lidské podobě bývají vysocí, šlachovití se sveřepými rysy.</text:p>
      <text:h text:style-name="Heading_20_3" text:outline-level="3">Magičtí tvorové</text:h>
      <text:h text:style-name="Heading_20_4" text:outline-level="4">Gorgona</text:h>
      <text:p text:style-name="P31">Magický tvor</text:p>
      <text:p text:style-name="P31">Zranitelnost pouze kouzlem nebo kouzelnou zbraní?</text:p>
      <text:p text:style-name="P31">Ohavné zvíře s rohy, pařáty, tesáky a křídly.</text:p>
      <text:p text:style-name="P31">Umí lítat?</text:p>
      <text:p text:style-name="P31">Po smrti se promění v kámen?</text:p>
      <text:h text:style-name="Heading_20_4" text:outline-level="4">Huňáč modrý</text:h>
      <text:p text:style-name="P52">Modře světélkující oči. Připomíná černou kočku, <text:span text:style-name="T68">ve skutečnosti je jeho srst tmavě modrá</text:span>.</text:p>
      <text:p text:style-name="P52">- <text:span text:style-name="T69">loví jako šelma (zuby, drápy)</text:span></text:p>
      <text:p text:style-name="P52">- <text:span text:style-name="T69">brání se modrými blesky (jedno kolo naježení)</text:span></text:p>
      <text:h text:style-name="Heading_20_3" text:outline-level="3">Skřetí rasy</text:h>
      <text:h text:style-name="Heading_20_4" text:outline-level="4"><text:span text:style-name="T47">G</text:span>oblin</text:h>
      <text:p text:style-name="Text_20_body">- <text:span text:style-name="T48">alchymie</text:span></text:p>
      <text:p text:style-name="Text_20_body"><text:soft-page-break/>- <text:span text:style-name="T48">šamani (TODO: několik kouzel na výběr)</text:span></text:p>
      <text:p text:style-name="Text_20_body">- <text:span text:style-name="T90">často jezdí na lítých vlcích</text:span></text:p>
      <text:h text:style-name="Heading_20_4" text:outline-level="4">Skřet</text:h>
      <text:h text:style-name="Heading_20_4" text:outline-level="4">Ork</text:h>
      <text:h text:style-name="Heading_20_3" text:outline-level="3">Zvířata</text:h>
      <text:h text:style-name="Heading_20_4" text:outline-level="4"><text:span text:style-name="T72">Hejno k</text:span>rys</text:h>
      <text:p text:style-name="Text_20_body">- <text:span text:style-name="T72">krysy</text:span> <text:span text:style-name="T72">samostatně nejsou nebezpečné, </text:span><text:span text:style-name="T19">když jich je ale hodně, dokáží zabít i člověka</text:span></text:p>
      <text:p text:style-name="P62"><text:span text:style-name="T19">K</text:span><text:span text:style-name="T2">dyž útočí, jsou jako přílivová vlna. Šplhají jedna po druhé a dokáží se dostat člověku až na tvář.</text:span></text:p>
      <text:p text:style-name="Text_20_body"><text:span text:style-name="T19">- hpčka a útok jako jeden tvor. </text:span><text:span text:style-name="T22">Zranění 0 (zbroj je proti nim velmi účinná)</text:span></text:p>
      <text:p text:style-name="Text_20_body"><text:span text:style-name="T19">- </text:span><text:span text:style-name="T20">odolnost proti neplošným útokům (bod dýkou </text:span><text:span text:style-name="T21">nebo rána mečem</text:span><text:span text:style-name="T20"> zabije jen jednu či dvě krysy, v hejnu jich pořád zbude hodně)</text:span></text:p>
      <text:p text:style-name="Text_20_body"><text:span text:style-name="T20">- </text:span><text:span text:style-name="T23">bojí se ohně, </text:span><text:span text:style-name="T24">postava s pochodní si dokáže udržet celé hejno od těla</text:span></text:p>
      <text:h text:style-name="Heading_20_4" text:outline-level="4"><text:span text:style-name="T19">O</text:span><text:span text:style-name="T2">bří krysa</text:span></text:h>
      <text:p text:style-name="P91">1 metr dlouhá</text:p>
      <text:p text:style-name="P91">Tvrdá, štětinatá srst.</text:p>
      <text:p text:style-name="P91">Vyskytují se převážně v zapadlých, temných koutech podzemí, často v místech s nemrtvými, kde se živý zbytky jejich obětí.</text:p>
      <text:p text:style-name="P92"><text:soft-page-break/>V doupěti obřích krys mohou být cenné pozůstatky (šperky, zbraně a podobně).</text:p>
      <text:h text:style-name="P89" text:outline-level="4">Kůň</text:h>
      <text:h text:style-name="Heading_20_4" text:outline-level="4"><text:span text:style-name="T25">L</text:span><text:span text:style-name="T2">ítý vlk</text:span></text:h>
      <text:p text:style-name="P56"/>
      <text:h text:style-name="P82" text:outline-level="1"><text:bookmark-start text:name="__RefHeading___Toc490_36631795"/><text:span text:style-name="Emphasis"><text:span text:style-name="T31">BAZILIŠEK</text:span></text:span><text:bookmark-end text:name="__RefHeading___Toc490_36631795"/></text:h>
      <text:p text:style-name="P75"><text:span text:style-name="Emphasis"><text:span text:style-name="T33">Mistický tvor ďábelské podstaty. Jeho jméno znamené "Malý král". Antika ho popisuje jako hada, středověk mu přisoudil podobu kohouta s ještěřím tělem a někdy korunou na hlavě. Prameny shodně popisují smrtící schopnost jeho pohledu. Podle některých antických pramenů je Bazilišek potomkem pověstné Medůzy. Křesťanská mytologie za Baziliška považuje bytost zrozenou z kohoutího vejce, vysezeného hadem nebo žábou.</text:span></text:span></text:p>
      <text:p text:style-name="P76"> </text:p>
      <text:p text:style-name="P77">KERBEROS</text:p>
      <text:p text:style-name="P78">Strážce podsvětí čili pekla. Antika jej popisuje jako obludu s množstvím hlav. Dante jako ďábelského psa s mohutnými drápy, jimiž rve duše zatracenců. Ve skandinávské mytologii je jeho obdobou pes Garm, v bráhmanismu pak Jama. Budhismus hovoří o pekle plném psů - katů duší.</text:p>
      <text:p text:style-name="P76"> </text:p>
      <text:p text:style-name="P77">ZPLOZENEC LEVIATANÚV</text:p>
      <text:p text:style-name="P78">Mořský ďábel potápějící lodě mořeplavců. Podle Iegendy byl potomkem Leviatana, krutého vodního hada, největší obludy všech dob a zvířete Onagera.</text:p>
      <text:p text:style-name="P76"> </text:p>
      <text:p text:style-name="P77">PERMONÍK (Perkmon)</text:p>
      <text:p text:style-name="P78">Trpasličí ďáblové usídlení ve štolách. Zlomyslné, nepřátelské bytosti usilující o život havířů a o zmar jejich díla.</text:p>
      <text:p text:style-name="P76"> </text:p>
      <text:p text:style-name="P77">POCHVIST (Ledový d'ábel)</text:p>
      <text:p text:style-name="P78"><text:soft-page-break/>Démon žijící v horách. Tento ohromný tvor, pohybujíci se na dlouhých nohách, prý vášnivě rád shazoval lidi i zvířata do strží.</text:p>
      <text:p text:style-name="P76"> </text:p>
      <text:p text:style-name="P77">ŠUST</text:p>
      <text:p text:style-name="P78">Lesní ďáblík modravého světélkování těla. Mužík maličkého těla a ohromné hlavy s výraznýma, jakoby mongoloidníma očima a dlouhými kníry. Člověku neusiluje o život, ale o majetek.</text:p>
      <text:p text:style-name="P76"> </text:p>
      <text:p text:style-name="P77">SATYR (Faun, Pan či Silén)</text:p>
      <text:p text:style-name="P78">V antické mytologii přírodní božstvo, chápané však vlivem křesťanství jako bytost démonická. Tito potměšilí a záludní tvorové holdovali pití a světským radovánkám. Od pasu dolů podoby kozlí od pasu nahoru lidské. Na čele měli růžky. Jejich podoba se stala předobrazem středoevropského a německého zpodobení ďábla.</text:p>
      <text:p text:style-name="P76"> </text:p>
      <text:p text:style-name="P76"> </text:p>
      <text:p text:style-name="P76"> </text:p>
      <text:p text:style-name="P77">ŠOTEK (Křistek, Parkus, Zmok, Plevelec, Plivník, Rarach nebo také Kokeš)</text:p>
      <text:p text:style-name="P75"><text:span text:style-name="Emphasis"><text:span text:style-name="T32">Domácí ďáblík sloužící člověku. Za službu žádá jedinou odměnu - duši velitele. Může mít podobu malého človíčka nebo černého kuřete. Šumavské legendy uvádějí i bílou kočku. V domě, kde žil člověk, který ho vyvolal k službě, žije šotek i po jeho smti a obtěžuje svojí přítomností. Z domácích zvířat vyhledává kočky se kterými se přátelí a vyhýbá se psům. Obdobou Šotka je Kohold, přebývající však v lese, někdy též jako ohnivý mužík (Fojerman).</text:span></text:span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 Unicode" svg:font-family="'Lucida Sans Unicode'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1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2-20T16:38:53.187000000</dc:date>
    <meta:print-date>2113-01-01T00:00:00</meta:print-date>
    <meta:editing-cycles>22708</meta:editing-cycles>
    <meta:editing-duration>P67DT13H45M54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7" meta:paragraph-count="225" meta:word-count="1854" meta:character-count="11472" meta:non-whitespace-character-count="9805"/>
  </office:meta>
</office:document-meta>
</file>